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Menlo" svg:font-family="Menlo, Monaco, source-code-pro, 'Ubuntu Mono', 'DejaVu sans mono', Consolas, monospace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fo:background-color="#1e1e1e"/>
    </style:style>
    <style:style style:name="P2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officeooo:paragraph-rsid="002322f1" fo:background-color="#1e1e1e"/>
    </style:style>
    <style:style style:name="P3" style:family="paragraph" style:parent-style-name="Standard">
      <style:text-properties fo:color="#abb2bf" loext:opacity="100%" style:font-name="Menlo, Monaco, source-code-pro, Ubuntu Mono, DejaVu sans mono, Consolas, monospace" fo:font-size="11.25pt" fo:font-weight="normal" officeooo:rsid="000b3280" officeooo:paragraph-rsid="002322f1" fo:background-color="#1e1e1e"/>
    </style:style>
    <style:style style:name="P4" style:family="paragraph" style:parent-style-name="Standard">
      <style:text-properties officeooo:rsid="002322f1"/>
    </style:style>
    <style:style style:name="P5" style:family="paragraph" style:parent-style-name="Standard">
      <style:text-properties officeooo:rsid="0024b723" officeooo:paragraph-rsid="0024b723"/>
    </style:style>
    <style:style style:name="P6" style:family="paragraph" style:parent-style-name="Standard">
      <style:text-properties fo:font-variant="normal" fo:text-transform="none" fo:color="#c7866e" loext:opacity="100%" style:font-name="Menlo" fo:font-size="11.25pt" fo:letter-spacing="normal" fo:font-style="normal" fo:font-weight="normal" officeooo:rsid="0024b723" officeooo:paragraph-rsid="0024b723"/>
    </style:style>
    <style:style style:name="P7" style:family="paragraph" style:parent-style-name="Standard">
      <style:paragraph-properties style:line-height-at-least="0.582cm"/>
      <style:text-properties fo:color="#7f848e" loext:opacity="100%" style:font-name="Menlo, Monaco, source-code-pro, Ubuntu Mono, DejaVu sans mono, Consolas, monospace" fo:font-size="11.25pt" fo:font-style="italic" fo:font-weight="normal" fo:background-color="#1e1e1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paragraph-rsid="001ea609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paragraph-rsid="0025f2ba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rsid="00212d09" officeooo:paragraph-rsid="00212d09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rsid="002c1b13" officeooo:paragraph-rsid="002c1b13"/>
    </style:style>
    <style:style style:name="P12" style:family="paragraph" style:parent-style-name="Standard">
      <style:paragraph-properties fo:margin-left="0cm" fo:margin-right="0cm" style:line-height-at-least="0.582cm" fo:text-align="start" style:justify-single-word="false" fo:orphans="2" fo:widows="2" fo:text-indent="0cm" style:auto-text-indent="false"/>
      <style:text-properties fo:font-variant="normal" fo:text-transform="none" fo:color="#abb2bf" loext:opacity="100%" style:font-name="Menlo, Monaco, source-code-pro, Ubuntu Mono, DejaVu sans mono, Consolas, monospace" fo:font-size="11.25pt" fo:letter-spacing="normal" fo:font-style="normal" fo:font-weight="normal" officeooo:rsid="001fa483" officeooo:paragraph-rsid="002322f1" fo:background-color="#1e1e1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bb2bf" loext:opacity="100%" style:font-name="Menlo, Monaco, source-code-pro, Ubuntu Mono, DejaVu sans mono, Consolas, monospace" fo:font-size="11.25pt" fo:letter-spacing="normal" fo:font-style="normal" fo:font-weight="normal" officeooo:paragraph-rsid="001ea609" fo:background-color="#1e1e1e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 officeooo:paragraph-rsid="001ea609"/>
    </style:style>
    <style:style style:name="P15" style:family="paragraph" style:parent-style-name="Standard">
      <style:paragraph-properties style:line-height-at-least="0.582cm"/>
      <style:text-properties fo:color="#c678dd" loext:opacity="100%" style:font-name="Menlo, Monaco, source-code-pro, Ubuntu Mono, DejaVu sans mono, Consolas, monospace" fo:font-size="11.25pt" fo:font-weight="normal" fo:background-color="#1e1e1e"/>
    </style:style>
    <style:style style:name="P16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fo:background-color="#1e1e1e"/>
    </style:style>
    <style:style style:name="P17" style:family="paragraph" style:parent-style-name="Standard">
      <style:paragraph-properties style:line-height-at-least="0.582cm"/>
      <style:text-properties fo:color="#abb2bf" loext:opacity="100%" style:font-name="Menlo, Monaco, source-code-pro, Ubuntu Mono, DejaVu sans mono, Consolas, monospace" fo:font-size="11.25pt" fo:font-weight="normal" officeooo:paragraph-rsid="002f5080" fo:background-color="#1e1e1e"/>
    </style:style>
    <style:style style:name="T1" style:family="text">
      <style:text-properties officeooo:rsid="001ea609"/>
    </style:style>
    <style:style style:name="T2" style:family="text">
      <style:text-properties fo:color="#c678dd" loext:opacity="100%"/>
    </style:style>
    <style:style style:name="T3" style:family="text">
      <style:text-properties fo:color="#e06c75" loext:opacity="100%"/>
    </style:style>
    <style:style style:name="T4" style:family="text">
      <style:text-properties fo:color="#56b6c2" loext:opacity="100%"/>
    </style:style>
    <style:style style:name="T5" style:family="text">
      <style:text-properties fo:color="#d19a66" loext:opacity="100%"/>
    </style:style>
    <style:style style:name="T6" style:family="text">
      <style:text-properties fo:color="#e5c07b" loext:opacity="100%"/>
    </style:style>
    <style:style style:name="T7" style:family="text">
      <style:text-properties fo:color="#61afef" loext:opacity="100%"/>
    </style:style>
    <style:style style:name="T8" style:family="text">
      <style:text-properties fo:color="#98c379" loext:opacity="100%"/>
    </style:style>
    <style:style style:name="T9" style:family="text">
      <style:text-properties fo:color="#98c379" loext:opacity="100%" officeooo:rsid="0024b723"/>
    </style:style>
    <style:style style:name="T10" style:family="text">
      <style:text-properties fo:color="#9cdcfe" loext:opacity="100%" fo:font-style="italic"/>
    </style:style>
    <style:style style:name="T11" style:family="text">
      <style:text-properties officeooo:rsid="0025f2ba"/>
    </style:style>
    <style:style style:name="T12" style:family="text">
      <style:text-properties officeooo:rsid="00281d0a"/>
    </style:style>
    <style:style style:name="T13" style:family="text">
      <style:text-properties officeooo:rsid="002d1e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.</text:span>Write a function to check whether a number is palindrome. </text:p>
      <text:p text:style-name="P8"/>
      <text:p text:style-name="P3"><text:span text:style-name="T2">function</text:span> <text:span text:style-name="T7">palindrome</text:span>(<text:span text:style-name="T10">word</text:span>) {</text:p>
      <text:p text:style-name="P2"><text:span text:style-name="T2">var</text:span> <text:span text:style-name="T3">str1</text:span> <text:span text:style-name="T4">=</text:span> <text:span text:style-name="T8">''</text:span>;</text:p>
      <text:p text:style-name="P2"><text:span text:style-name="T2">for</text:span> (<text:span text:style-name="T2">var</text:span> <text:span text:style-name="T3">i</text:span> <text:span text:style-name="T4">=</text:span> <text:span text:style-name="T3">word</text:span>.<text:span text:style-name="T3">length</text:span> <text:span text:style-name="T4">-</text:span> <text:span text:style-name="T5">1</text:span>; <text:span text:style-name="T3">i</text:span> <text:span text:style-name="T4">&gt;=</text:span> <text:span text:style-name="T5">0</text:span>; <text:span text:style-name="T3">i</text:span><text:span text:style-name="T4">--</text:span>) {</text:p>
      <text:p text:style-name="P2"><text:span text:style-name="T3">str1</text:span> <text:span text:style-name="T4">=</text:span> <text:span text:style-name="T3">str1</text:span> <text:span text:style-name="T4">+</text:span> <text:span text:style-name="T3">word</text:span>[<text:span text:style-name="T3">i</text:span>];</text:p>
      <text:p text:style-name="P2">}</text:p>
      <text:p text:style-name="P2"><text:span text:style-name="T6">console</text:span>.<text:span text:style-name="T7">log</text:span>(<text:span text:style-name="T3">str1</text:span>);</text:p>
      <text:p text:style-name="P2"><text:span text:style-name="T2">if</text:span> (<text:span text:style-name="T3">word</text:span> <text:span text:style-name="T4">===</text:span> <text:span text:style-name="T3">str1</text:span>) {</text:p>
      <text:p text:style-name="P2"><text:span text:style-name="T6">console</text:span>.<text:span text:style-name="T7">log</text:span>(<text:span text:style-name="T8">'this is a palindrome'</text:span>);</text:p>
      <text:p text:style-name="P2">} <text:span text:style-name="T2">else</text:span> {</text:p>
      <text:p text:style-name="P2"><text:span text:style-name="T6">console</text:span>.<text:span text:style-name="T7">log</text:span>(<text:span text:style-name="T8">'this is not a palindrome'</text:span>);</text:p>
      <text:p text:style-name="P2">}</text:p>
      <text:p text:style-name="P2">}</text:p>
      <text:p text:style-name="P12"><text:span text:style-name="T7">palindrome</text:span>(<text:span text:style-name="T8">"madam"</text:span>);</text:p>
      <text:p text:style-name="P10"/>
      <text:p text:style-name="P10"><text:span text:style-name="T13">O</text:span>utput</text:p>
      <text:p text:style-name="P10"/>
      <text:p text:style-name="P10">madam</text:p>
      <text:p text:style-name="Standard">It is palindrome</text:p>
      <text:p text:style-name="P8"/>
      <text:p text:style-name="P8">2. Write a function to return Fibonacci numbers less than 100 and prime.</text:p>
      <text:p text:style-name="P8"/>
      <text:p text:style-name="P13"><text:span text:style-name="T2">var</text:span> <text:span text:style-name="T3">num</text:span>;</text:p>
      <text:p text:style-name="P1"><text:span text:style-name="T2">function</text:span> <text:span text:style-name="T7">fibonacciPrime</text:span>(<text:span text:style-name="T10">num</text:span>) {</text:p>
      <text:p text:style-name="P1"><text:span text:style-name="T2">var</text:span> <text:span text:style-name="T3">a</text:span><text:span text:style-name="T4">=</text:span><text:span text:style-name="T5">0</text:span>;</text:p>
      <text:p text:style-name="P1"><text:span text:style-name="T2">var</text:span> <text:span text:style-name="T3">b</text:span><text:span text:style-name="T4">=</text:span><text:span text:style-name="T5">1</text:span>;</text:p>
      <text:p text:style-name="P1"><text:span text:style-name="T2">var</text:span> <text:span text:style-name="T3">result</text:span><text:span text:style-name="T4">=</text:span><text:span text:style-name="T3">b</text:span>;</text:p>
      <text:p text:style-name="P1"><text:span text:style-name="T2">for</text:span>(<text:span text:style-name="T2">var</text:span> <text:span text:style-name="T3">i</text:span><text:span text:style-name="T4">=</text:span><text:span text:style-name="T5">0</text:span>; <text:span text:style-name="T3">i</text:span><text:span text:style-name="T4">&lt;</text:span><text:span text:style-name="T3">num</text:span>;<text:span text:style-name="T3">i</text:span><text:span text:style-name="T4">++</text:span>) {</text:p>
      <text:p text:style-name="P7">//console.log(a);</text:p>
      <text:p text:style-name="P1"><text:span text:style-name="T3">result</text:span><text:span text:style-name="T4">=</text:span><text:span text:style-name="T3">a</text:span><text:span text:style-name="T4">+</text:span><text:span text:style-name="T3">b</text:span>;</text:p>
      <text:p text:style-name="P1"><text:span text:style-name="T3">a</text:span><text:span text:style-name="T4">=</text:span><text:span text:style-name="T3">b</text:span>;</text:p>
      <text:p text:style-name="P1"><text:span text:style-name="T3">b</text:span><text:span text:style-name="T4">=</text:span><text:span text:style-name="T3">result</text:span>;</text:p>
      <text:p text:style-name="P1"><text:span text:style-name="T2">var</text:span> <text:span text:style-name="T3">isPrime</text:span>;</text:p>
      <text:p text:style-name="P1"><text:span text:style-name="T2">for</text:span> (<text:span text:style-name="T2">let</text:span> <text:span text:style-name="T3">i</text:span> <text:span text:style-name="T4">=</text:span> <text:span text:style-name="T5">2</text:span>; <text:span text:style-name="T3">i</text:span> <text:span text:style-name="T4">&lt;</text:span> <text:span text:style-name="T3">result</text:span>; <text:span text:style-name="T3">i</text:span><text:span text:style-name="T4">++</text:span>) {</text:p>
      <text:p text:style-name="P1"><text:span text:style-name="T2">if</text:span> (<text:span text:style-name="T3">result</text:span> <text:span text:style-name="T4">%</text:span> <text:span text:style-name="T3">i</text:span> <text:span text:style-name="T4">===</text:span> <text:span text:style-name="T5">0</text:span>) {</text:p>
      <text:p text:style-name="P1"><text:span text:style-name="T3">isPrime</text:span><text:span text:style-name="T4">=</text:span><text:span text:style-name="T5">false</text:span>;</text:p>
      <text:p text:style-name="P1"><text:span text:style-name="T2">break</text:span>;</text:p>
      <text:p text:style-name="P1">}</text:p>
      <text:p text:style-name="P1"><text:span text:style-name="T2">else</text:span>{</text:p>
      <text:p text:style-name="P1"><text:span text:style-name="T3">isPrime</text:span><text:span text:style-name="T4">=</text:span><text:span text:style-name="T5">true</text:span>;</text:p>
      <text:p text:style-name="P1">}</text:p>
      <text:p text:style-name="P1">}</text:p>
      <text:p text:style-name="P1"><text:span text:style-name="T2">if</text:span>(<text:span text:style-name="T3">isPrime</text:span><text:span text:style-name="T4">===</text:span><text:span text:style-name="T5">true</text:span>) {</text:p>
      <text:p text:style-name="P1"><text:span text:style-name="T6">console</text:span>.<text:span text:style-name="T7">log</text:span>(<text:span text:style-name="T3">result</text:span>)</text:p>
      <text:p text:style-name="P1">}</text:p>
      <text:p text:style-name="P1">}</text:p>
      <text:p text:style-name="P1"><text:soft-page-break/>}</text:p>
      <text:p text:style-name="P1"><text:span text:style-name="T7">fibonacciPrime</text:span>(<text:span text:style-name="T5">11</text:span>);</text:p>
      <text:p text:style-name="P8"/>
      <text:p text:style-name="P11"><text:span text:style-name="T13">O</text:span>utput</text:p>
      <text:p text:style-name="P11"/>
      <text:p text:style-name="P11">3</text:p>
      <text:p text:style-name="Standard">5</text:p>
      <text:p text:style-name="Standard">13</text:p>
      <text:p text:style-name="Standard">89</text:p>
      <text:p text:style-name="P11"/>
      <text:p text:style-name="P8"/>
      <text:p text:style-name="P8"/>
      <text:p text:style-name="P8">3. Write a function to display a message in console after every 5 second till my time out which is min<text:span text:style-name="T12">ute</text:span>s is complete.</text:p>
      <text:p text:style-name="P8"/>
      <text:p text:style-name="P17"><text:span text:style-name="T2">var</text:span> <text:span text:style-name="T3">interval</text:span> <text:span text:style-name="T4">=</text:span> <text:span text:style-name="T4">setInterval</text:span>(<text:span text:style-name="T2">function</text:span>(){ </text:p>
      <text:p text:style-name="P17"><text:span text:style-name="T6">console</text:span>.<text:span text:style-name="T7">log</text:span>(<text:span text:style-name="T8">'Hello World'</text:span>); </text:p>
      <text:p text:style-name="P1">}, <text:span text:style-name="T5">2000</text:span>);</text:p>
      <text:p text:style-name="P1"><text:span text:style-name="T4">setTimeout</text:span>(<text:span text:style-name="T2">function</text:span>() { </text:p>
      <text:p text:style-name="P1"><text:span text:style-name="T4">clearInterval</text:span>(<text:span text:style-name="T3">interval</text:span>); </text:p>
      <text:p text:style-name="P1">}, <text:span text:style-name="T5">1000</text:span><text:span text:style-name="T4">*</text:span><text:span text:style-name="T5">60</text:span><text:span text:style-name="T4">*</text:span><text:span text:style-name="T5">1</text:span>);</text:p>
      <text:p text:style-name="P1"/>
      <text:p text:style-name="P9"><text:span text:style-name="T13">O</text:span><text:span text:style-name="T11">utput</text:span></text:p>
      <text:p text:style-name="P9"/>
      <text:p text:style-name="P9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Hello World</text:p>
      <text:p text:style-name="Standard"><text:soft-page-break/>Hello World</text:p>
      <text:p text:style-name="Standard">Hello World</text:p>
      <text:p text:style-name="Standard"><text:line-break/></text:p>
      <text:p text:style-name="P8">4. grade calculation based on marks using Switch case.(Grade A-F)</text:p>
      <text:p text:style-name="P15"/>
      <text:p text:style-name="P1"><text:span text:style-name="T2">var</text:span> <text:span text:style-name="T3">marks</text:span><text:span text:style-name="T4">=</text:span><text:span text:style-name="T5">40</text:span>;</text:p>
      <text:p text:style-name="P1"><text:span text:style-name="T2">switch</text:span>(<text:span text:style-name="T6">Math</text:span>.<text:span text:style-name="T4">floor</text:span>(<text:span text:style-name="T3">marks</text:span><text:span text:style-name="T4">/</text:span><text:span text:style-name="T5">10</text:span>)) {</text:p>
      <text:p text:style-name="P1"><text:span text:style-name="T2">case</text:span> <text:span text:style-name="T5">9</text:span>: <text:span text:style-name="T6">console</text:span>.<text:span text:style-name="T7">log</text:span>(<text:span text:style-name="T8">"A grade"</text:span>);<text:span text:style-name="T2">break</text:span>;</text:p>
      <text:p text:style-name="P1"><text:span text:style-name="T2">case</text:span> <text:span text:style-name="T5">8</text:span>: <text:span text:style-name="T6">console</text:span>.<text:span text:style-name="T7">log</text:span>(<text:span text:style-name="T8">"B grade"</text:span>);<text:span text:style-name="T2">break</text:span>;</text:p>
      <text:p text:style-name="P1"><text:span text:style-name="T2">case</text:span> <text:span text:style-name="T5">7</text:span>: <text:span text:style-name="T6">console</text:span>.<text:span text:style-name="T7">log</text:span>(<text:span text:style-name="T8">"C grade"</text:span>);<text:span text:style-name="T2">break</text:span>;</text:p>
      <text:p text:style-name="P1"><text:span text:style-name="T2">case</text:span> <text:span text:style-name="T5">6</text:span>: <text:span text:style-name="T6">console</text:span>.<text:span text:style-name="T7">log</text:span>(<text:span text:style-name="T8">"D grade"</text:span>);<text:span text:style-name="T2">break</text:span>;</text:p>
      <text:p text:style-name="P1"><text:span text:style-name="T2">case</text:span> <text:span text:style-name="T5">5</text:span>: <text:span text:style-name="T6">console</text:span>.<text:span text:style-name="T7">log</text:span>(<text:span text:style-name="T8">"E grade"</text:span>);<text:span text:style-name="T2">break</text:span>;</text:p>
      <text:p text:style-name="P1"><text:span text:style-name="T2">case</text:span> <text:span text:style-name="T5">4</text:span>: <text:span text:style-name="T6">console</text:span>.<text:span text:style-name="T7">log</text:span>(<text:span text:style-name="T8">"Below </text:span><text:span text:style-name="T9">A</text:span><text:span text:style-name="T8">verage"</text:span>);<text:span text:style-name="T2">break</text:span>;</text:p>
      <text:p text:style-name="P1"><text:span text:style-name="T2">case</text:span> <text:span text:style-name="T5">3</text:span>: <text:span text:style-name="T6">console</text:span>.<text:span text:style-name="T7">log</text:span>(<text:span text:style-name="T8">"Fail"</text:span>);<text:span text:style-name="T2">break</text:span>;</text:p>
      <text:p text:style-name="P1"><text:span text:style-name="T2">default</text:span>: <text:span text:style-name="T6">console</text:span>.<text:span text:style-name="T7">log</text:span>(<text:span text:style-name="T8">"grade is not defined"</text:span>);</text:p>
      <text:p text:style-name="P1">}</text:p>
      <text:p text:style-name="P1"/>
      <text:p text:style-name="P4"/>
      <text:p text:style-name="P5"><text:span text:style-name="T13">O</text:span>utput</text:p>
      <text:p text:style-name="P5"/>
      <text:p text:style-name="P6">Below Aver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Menlo" svg:font-family="Menlo, Monaco, source-code-pro, 'Ubuntu Mono', 'DejaVu sans mono', Consolas, monospace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1:39:36.199172712</meta:creation-date>
    <dc:date>2021-11-03T06:15:57.296535469</dc:date>
    <meta:editing-duration>PT1H7M44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3" meta:paragraph-count="102" meta:word-count="279" meta:character-count="1757" meta:non-whitespace-character-count="1574"/>
  </office:meta>
</office:document-meta>
</file>